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15in" fo:margin-left="0.0111in" fo:margin-right="0.3097in" table:align="margins"/>
    </style:style>
    <style:style style:name="Table2.A" style:family="table-column">
      <style:table-column-properties style:column-width="1.4424in" style:rel-column-width="14837*"/>
    </style:style>
    <style:style style:name="Table2.B" style:family="table-column">
      <style:table-column-properties style:column-width="1.7618in" style:rel-column-width="18123*"/>
    </style:style>
    <style:style style:name="Table2.C" style:family="table-column">
      <style:table-column-properties style:column-width="3.1674in" style:rel-column-width="32575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Heading_20_4">
      <style:text-properties style:language-asian="zh" style:country-asian="TW"/>
    </style:style>
    <style:style style:name="P5" style:family="paragraph" style:parent-style-name="Heading_20_4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8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in" fo:text-align="start" style:justify-single-word="false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2" style:family="paragraph" style:parent-style-name="Text_20_body_20_indent_20_2">
      <style:text-properties style:language-asian="zh" style:country-asian="TW"/>
    </style:style>
    <style:style style:name="P13" style:family="paragraph" style:parent-style-name="Text_20_body_20_indent_20_2">
      <style:text-properties fo:font-weight="normal" style:font-weight-asian="normal" style:font-weight-complex="normal"/>
    </style:style>
    <style:style style:name="P14" style:family="paragraph" style:parent-style-name="Heading_20_3">
      <style:text-properties style:language-asian="zh" style:country-asian="TW"/>
    </style:style>
    <style:style style:name="P15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Heading_20_4">
      <style:text-properties fo:font-weight="normal" style:font-weight-asian="normal" style:font-weight-complex="normal"/>
    </style:style>
    <style:style style:name="P17" style:family="paragraph" style:parent-style-name="Code_20_Indent_20_2">
      <style:text-properties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style:font-size-asian="10pt" style:font-size-complex="10pt"/>
    </style:style>
    <style:style style:name="T4" style:family="text">
      <style:text-properties fo:color="#000000" fo:font-size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ff" style:font-name="Calibri" fo:font-size="12pt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Horizontal </text:h>
      <text:p text:style-name="Text_20_body"><draw:frame draw:style-name="fr1" draw:name="graphics1" text:anchor-type="paragraph" svg:width="4.5508in" svg:height="1.261in" draw:z-index="0"><draw:image xlink:href="../images/tabbox-hor.png" xlink:type="simple" xlink:show="embed" xlink:actuate="onLoad"/></draw:frame></text:p>
      <text:p text:style-name="Text_20_body">The style of hor<text:span text:style-name="T1">izontal</text:span> tabbox include 4 parts, style of panel, tabs corner<text:span text:style-name="T1">, selected tab and non-selected tab.</text:span></text:p>
      <text:h text:style-name="Heading_20_3" text:outline-level="3">Style of Panel</text:h>
      <text:p text:style-name="Standard"><draw:frame draw:style-name="fr1" draw:name="graphics4" text:anchor-type="paragraph" svg:width="5.8811in" svg:height="1.3252in" draw:z-index="1"><draw:image xlink:href="../images/tabbox-hor-body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CSS Definition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Default Values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6">.</text:span></text:span><text:span text:style-name="Source_20_Text"><text:span text:style-name="T7">tabpanels_scalss</text:span></text:span></text:p>
            <text:p text:style-name="P6"><text:span text:style-name="Source_20_Text"><text:span text:style-name="T4">.tabpanel</text:span></text:span></text:p>
            <text:p text:style-name="P6"><text:span text:style-name="Source_20_Text"><text:span text:style-name="T4">.</text:span></text:span><text:span text:style-name="Source_20_Text"><text:span text:style-name="T4">tababpanel-hr</text:span></text:span></text:p>
          </table:table-cell>
          <table:table-cell table:style-name="Table1.A2" office:value-type="string">
            <text:p text:style-name="P8">the style of a tab panel</text:p>
          </table:table-cell>
          <table:table-cell table:style-name="Table1.C2" office:value-type="string">
            <text:p text:style-name="P10"><text:span text:style-name="Source_20_Text"><text:span text:style-name="T3">border-bottom:1px solid #5C6C7C;</text:span></text:span></text:p>
            <text:p text:style-name="P11">border-left:1px solid #5C6C7C;</text:p>
            <text:p text:style-name="P11">border-right:1px solid #5C6C7C;</text:p>
            <text:p text:style-name="P11">padding:5px;</text:p>
            <text:p text:style-name="Standard"><text:span text:style-name="Source_20_Text"><text:span text:style-name="T5"/></text:span></text:p>
          </table:table-cell>
        </table:table-row>
      </table:table>
      <text:p text:style-name="Standard"/>
      <text:h text:style-name="P14" text:outline-level="3">Style of Tabs Corner</text:h>
      <text:p text:style-name="Standard"><draw:frame draw:style-name="fr1" draw:name="graphics2" text:anchor-type="paragraph" svg:width="5.989in" svg:height="0.9591in" draw:z-index="4"><draw:image xlink:href="../images/tabbox-hor-corner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CSS Definition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Default Values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sclass</text:span></text:span></text:p>
            <text:p text:style-name="P6"><text:span text:style-name="Source_20_Text"><text:span text:style-name="T4">.</text:span></text:span><text:span text:style-name="Source_20_Text"><text:span text:style-name="T4">tab-3d-first1 </text:span></text:span></text:p>
          </table:table-cell>
          <table:table-cell table:style-name="Table2.A2" office:value-type="string">
            <text:p text:style-name="P8">The left corner</text:p>
          </table:table-cell>
          <table:table-cell table:style-name="Table2.C2" office:value-type="string">
            <text:p text:style-name="P10"><text:span text:style-name="Source_20_Text"><text:span text:style-name="T3">background-image:url(/zkdemo/zkau/web/zul/img/tab/3d-first1.gif);</text:span></text:span></text:p>
            <text:p text:style-name="P11">height:3px;</text:p>
            <text:p text:style-name="P11">width:1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6"><text:span text:style-name="T2">.tab-3d-first2</text:span> </text:p>
          </table:table-cell>
          <table:table-cell table:style-name="Table2.A2" office:value-type="string">
            <text:p text:style-name="P6">The line of left corner</text:p>
          </table:table-cell>
          <table:table-cell table:style-name="Table2.C2" office:value-type="string">
            <text:p text:style-name="P11">background-image:url(/zkdemo/zkau/web/zul/img/tab/3d-first2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7">.tab-3d-last1 </text:p>
          </table:table-cell>
          <table:table-cell table:style-name="Table2.A2" office:value-type="string">
            <text:p text:style-name="P6">The line of right corner</text:p>
          </table:table-cell>
          <table:table-cell table:style-name="Table2.C2" office:value-type="string">
            <text:p text:style-name="P11">background-image:url(/zkdemo/zkau/web/zul/img/tab/3d-last1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7">.tab-3d-last2 </text:p>
          </table:table-cell>
          <table:table-cell table:style-name="Table2.A2" office:value-type="string">
            <text:p text:style-name="P6">The right corner</text:p>
          </table:table-cell>
          <table:table-cell table:style-name="Table2.C2" office:value-type="string">
            <text:p text:style-name="P11">background-image:url(/zkdemo/zkau/web/zul/img/tab/3d-last2.gif);</text:p>
            <text:p text:style-name="P11">height:3px;</text:p>
            <text:p text:style-name="P11">width:1px;</text:p>
          </table:table-cell>
        </table:table-row>
      </table:table>
      <text:p text:style-name="P3"/>
      <text:h text:style-name="P14" text:outline-level="3"><draw:frame draw:style-name="fr1" draw:name="graphics5" text:anchor-type="paragraph" svg:width="5.1181in" svg:height="1.9465in" draw:z-index="2"><draw:image xlink:href="../images/tabbox-hor-tab-sel.png" xlink:type="simple" xlink:show="embed" xlink:actuate="onLoad"/></draw:frame>Style of Selected Tab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SS Definition</text:p>
          </table:table-cell>
          <table:table-cell table:style-name="Table3.A1" office:value-type="string">
            <text:p text:style-name="P9">Description</text:p>
          </table:table-cell>
          <table:table-cell table:style-name="Table3.C1" office:value-type="string">
            <text:p text:style-name="P9">Default Values</text:p>
          </table:table-cell>
        </table:table-row>
        <table:table-row>
          <table:table-cell table:style-name="Table3.A2" office:value-type="string">
            <text:p text:style-name="P6"><text:span text:style-name="Source_20_Text">.</text:span><text:span text:style-name="Source_20_Text"><text:span text:style-name="T2">tab-3d-tl-sel </text:span></text:span></text:p>
          </table:table-cell>
          <table:table-cell table:style-name="Table3.A2" office:value-type="string">
            <text:p text:style-name="P6">Top-left corner<text:span text:style-name="T1"> of a selected tab</text:span></text:p>
          </table:table-cell>
          <table:table-cell table:style-name="Table3.C2" office:value-type="string">
            <text:p text:style-name="P10"><text:span text:style-name="Source_20_Text"><text:span text:style-name="T3">background-image:url(/zkdemo/zkau/web/zul/img/tab/3d-tl-sel.gif);</text:span></text:span></text:p>
            <text:p text:style-name="P11">height:5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<text:span text:style-name="T2">.tab-3d-tm-sel</text:span> </text:p>
          </table:table-cell>
          <table:table-cell table:style-name="Table3.A2" office:value-type="string">
            <text:p text:style-name="P6">Top-middle line<text:span text:style-name="T1"> of a selected tab</text:span></text:p>
          </table:table-cell>
          <table:table-cell table:style-name="Table3.C2" office:value-type="string">
            <text:p text:style-name="P11">background-image:url(/zkdemo/zkau/web/zul/img/tab/3d-tm-sel.gif);</text:p>
            <text:p text:style-name="P11">height:5px;</text:p>
          </table:table-cell>
        </table:table-row>
        <table:table-row>
          <table:table-cell table:style-name="Table3.A2" office:value-type="string">
            <text:p text:style-name="P6"><text:span text:style-name="T2">.tab-3d-tr-sel</text:span> </text:p>
          </table:table-cell>
          <table:table-cell table:style-name="Table3.A2" office:value-type="string">
            <text:p text:style-name="P6">Top-right corner<text:span text:style-name="T1"> of a selected tab</text:span></text:p>
          </table:table-cell>
          <table:table-cell table:style-name="Table3.C2" office:value-type="string">
            <text:p text:style-name="P11">background-image:url(/zkdemo/zkau/web/zul/img/tab/3d-tr-sel.gif);</text:p>
            <text:p text:style-name="P11">height:5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.<text:span text:style-name="T2">tab-3d-ml-sel</text:span> </text:p>
          </table:table-cell>
          <table:table-cell table:style-name="Table3.A2" office:value-type="string">
            <text:p text:style-name="P6">Middle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ml-sel.gif)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<text:span text:style-name="T2">.tab-3d-mm-sel</text:span> </text:p>
          </table:table-cell>
          <table:table-cell table:style-name="Table3.A2" office:value-type="string">
            <text:p text:style-name="P8">Middle-middle <text:s/>of a selected tab</text:p>
          </table:table-cell>
          <table:table-cell table:style-name="Table3.C2" office:value-type="string">
            <text:p text:style-name="P11">background-image:url(/zkdemo/zkau/web/zul/img/tab/3d-mm-sel.gif);</text:p>
          </table:table-cell>
        </table:table-row>
        <table:table-row>
          <table:table-cell table:style-name="Table3.A2" office:value-type="string">
            <text:p text:style-name="P6"><text:span text:style-name="T2">.tab-3d-mr-sel</text:span> </text:p>
          </table:table-cell>
          <table:table-cell table:style-name="Table3.A2" office:value-type="string">
            <text:p text:style-name="P6">Middle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mr-sel.gif);</text:p>
            <text:p text:style-name="P11">width:5px;</text:p>
          </table:table-cell>
        </table:table-row>
        <table:table-row>
          <table:table-cell table:style-name="Table3.A2" office:value-type="string">
            <text:p text:style-name="P7">.tab-3d-bl-sel </text:p>
          </table:table-cell>
          <table:table-cell table:style-name="Table3.A2" office:value-type="string">
            <text:p text:style-name="P6">bottom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l-sel.gif);</text:p>
            <text:p text:style-name="P11">height:3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7">.tab-3d-bm-sel </text:p>
          </table:table-cell>
          <table:table-cell table:style-name="Table3.A2" office:value-type="string">
            <text:p text:style-name="P6">bottom-middle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m-sel.gif);</text:p>
            <text:p text:style-name="P11">height:3px;</text:p>
          </table:table-cell>
        </table:table-row>
        <table:table-row>
          <table:table-cell table:style-name="Table3.A2" office:value-type="string">
            <text:p text:style-name="P6"><text:span text:style-name="T2">.tab-3d-br-sel</text:span> </text:p>
          </table:table-cell>
          <table:table-cell table:style-name="Table3.A2" office:value-type="string">
            <text:p text:style-name="P6">bottom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r-sel.gif);</text:p>
            <text:p text:style-name="P11">height:3px;</text:p>
            <text:p text:style-name="P11">width:5px;</text:p>
          </table:table-cell>
        </table:table-row>
      </table:table>
      <text:p text:style-name="P3"/>
      <text:h text:style-name="P14" text:outline-level="3">Style of Non-Selected Tab</text:h>
      <text:p text:style-name="P2"><draw:frame draw:style-name="fr2" draw:name="graphics6" text:anchor-type="paragraph" svg:width="5.5839in" svg:height="1.9398in" draw:z-index="3"><draw:image xlink:href="../images/tabbox-hor-tab-dissel.png" xlink:type="simple" xlink:show="embed" xlink:actuate="onLoad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CSS Definition</text:p>
          </table:table-cell>
          <table:table-cell table:style-name="Table4.A1" office:value-type="string">
            <text:p text:style-name="P9">Description</text:p>
          </table:table-cell>
          <table:table-cell table:style-name="Table4.C1" office:value-type="string">
            <text:p text:style-name="P9">Default Values</text:p>
          </table:table-cell>
        </table:table-row>
        <table:table-row>
          <table:table-cell table:style-name="Table4.A2" office:value-type="string">
            <text:p text:style-name="P6"><text:span text:style-name="Source_20_Text">.</text:span><text:span text:style-name="Source_20_Text"><text:span text:style-name="T2">tab-3d-tl-uns </text:span></text:span></text:p>
          </table:table-cell>
          <table:table-cell table:style-name="Table4.A2" office:value-type="string">
            <text:p text:style-name="P6">Top-left corner<text:span text:style-name="T1"> of a non-selected tab</text:span></text:p>
          </table:table-cell>
          <table:table-cell table:style-name="Table4.C2" office:value-type="string">
            <text:p text:style-name="P10"><text:span text:style-name="Source_20_Text"><text:span text:style-name="T3">background-image:url(/zkdemo/zkau/web/zul/img/tab/3d-tl-uns.gif);</text:span></text:span></text:p>
            <text:p text:style-name="P11">height:5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<text:span text:style-name="T2">.tab-3d-tm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Top-middle line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3d-tm-uns.gif);</text:p>
            <text:p text:style-name="P11">height:5px;</text:p>
          </table:table-cell>
        </table:table-row>
        <table:table-row>
          <table:table-cell table:style-name="Table4.A2" office:value-type="string">
            <text:p text:style-name="P6"><text:span text:style-name="T2">.tab-3d-tr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Top-right corner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3d-tr-uns.gif);</text:p>
            <text:p text:style-name="P11">height:5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.<text:span text:style-name="T2">tab-3d-ml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Middle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ml-uns.gif)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<text:span text:style-name="T2">.tab-3d-mm-uns</text:span> </text:p>
          </table:table-cell>
          <table:table-cell table:style-name="Table4.A2" office:value-type="string">
            <text:p text:style-name="P8">Middle-middle <text:s/>of a non-selected tab</text:p>
          </table:table-cell>
          <table:table-cell table:style-name="Table4.C2" office:value-type="string">
            <text:p text:style-name="P11">background-image:url(/zkdemo/zkau/web/zul/img/tab/3d-mm-uns.gif);</text:p>
          </table:table-cell>
        </table:table-row>
        <table:table-row>
          <table:table-cell table:style-name="Table4.A2" office:value-type="string">
            <text:p text:style-name="P7">.tab-3d-mr-uns</text:p>
          </table:table-cell>
          <table:table-cell table:style-name="Table4.A2" office:value-type="string">
            <text:p text:style-name="P6">Middle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mr-uns.gif);</text:p>
            <text:p text:style-name="P11">width:5px;</text:p>
          </table:table-cell>
        </table:table-row>
        <table:table-row>
          <table:table-cell table:style-name="Table4.A2" office:value-type="string">
            <text:p text:style-name="P7">.tab-3d-bl-uns</text:p>
          </table:table-cell>
          <table:table-cell table:style-name="Table4.A2" office:value-type="string">
            <text:p text:style-name="P6">bottom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l-uns.gif);</text:p>
            <text:p text:style-name="P11">height:3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7">.tab-3d-bm-uns</text:p>
          </table:table-cell>
          <table:table-cell table:style-name="Table4.A2" office:value-type="string">
            <text:p text:style-name="P6">bottom-middle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m-uns.gif);</text:p>
            <text:p text:style-name="P11">height:3px;</text:p>
          </table:table-cell>
        </table:table-row>
        <table:table-row>
          <table:table-cell table:style-name="Table4.A2" office:value-type="string">
            <text:p text:style-name="P7">.tab-3d-br-uns</text:p>
          </table:table-cell>
          <table:table-cell table:style-name="Table4.A2" office:value-type="string">
            <text:p text:style-name="P6">bottom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r-uns.gif);</text:p>
            <text:p text:style-name="P11">height:3px;</text:p>
            <text:p text:style-name="P11">width:5px;</text:p>
          </table:table-cell>
        </table:table-row>
      </table:table>
      <text:p text:style-name="P3"/>
      <text:p text:style-name="Heading_20_4">Customize the panel style</text:p>
      <text:p text:style-name="Text_20_body_20_indent_20_2"><draw:frame draw:style-name="fr1" draw:name="graphics3" text:anchor-type="paragraph" svg:width="4.3437in" svg:height="0.9165in" draw:z-index="7"><draw:image xlink:href="../images/tabbox-hor-body-1.png" xlink:type="simple" xlink:show="embed" xlink:actuate="onLoad" draw:filter-name="&lt;All formats&gt;"/></draw:frame></text:p>
      <text:p text:style-name="Text_20_body_20_indent_20_2">The way to customize the bac<text:span text:style-name="T1">kground and border of Tabbox</text:span> is dec<text:span text:style-name="T1">laring</text:span> the style as following.</text:p>
      <text:p text:style-name="Text_20_body_20_indent_20_2">1.include style and assign sclass of tabpanels</text:p>
      <text:p text:style-name="Code_20_Indent_20_2">&lt;style src="~./mytab.css.dsp"/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<text:span text:style-name="T8">sclass="mytp"</text:span> height="3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5">2.Add mytab.css.dsp in class path/web/</text:p>
      <text:p text:style-name="Code_20_Indent_20_2">&lt;%@ page contentType="text/css;charset=UTF-8" %&gt;</text:p>
      <text:p text:style-name="Code_20_Indent_20_2">&lt;%@ taglib uri="http://www.zkoss.org/dsp/web/core" prefix="c" %&gt;</text:p>
      <text:p text:style-name="Code_20_Indent_20_2"><text:span text:style-name="T8">.mytp .tabpanel .tabpanel-hr</text:span>{</text:p>
      <text:p text:style-name="Code_20_Indent_20_2"><text:s text:c="2"/>background-color:#EBEBFF;</text:p>
      <text:p text:style-name="Code_20_Indent_20_2"><text:s text:c="2"/>border-bottom:3px solid #FFBB47;</text:p>
      <text:p text:style-name="Code_20_Indent_20_2"><text:s text:c="2"/>border-right:1px solid #FFBB47;</text:p>
      <text:p text:style-name="Code_20_Indent_20_2"><text:s text:c="2"/>border-left:1px solid #FFBB47;</text:p>
      <text:p text:style-name="Code_20_Indent_20_2">}</text:p>
      <text:p text:style-name="P13"/>
      <text:p text:style-name="Heading_20_4">Customize the corner<text:span text:style-name="T1"> style</text:span></text:p>
      <text:p text:style-name="Text_20_body_20_indent_20_2"><draw:frame draw:style-name="fr1" draw:name="graphics7" text:anchor-type="paragraph" svg:width="4.5008in" svg:height="0.9272in" draw:z-index="8"><draw:image xlink:href="../images/tabbox-hor-corner-1.png" xlink:type="simple" xlink:show="embed" xlink:actuate="onLoad" draw:filter-name="&lt;All formats&gt;"/></draw:frame>The way to customize the tabs corner<text:span text:style-name="T1"> of Tabbox</text:span> is dec<text:span text:style-name="T1">laring</text:span> the style as following.</text:p>
      <text:p text:style-name="Text_20_body_20_indent_20_2">1.assign sclass of tabs</text:p>
      <text:p text:style-name="Code_20_Indent_20_2">&lt;style src="~./mytab.css.dsp"/&gt;</text:p>
      <text:p text:style-name="Code_20_Indent_20_2">&lt;tabbox width="400px" &gt;</text:p>
      <text:p text:style-name="Code_20_Indent_20_2"><text:tab/>&lt;tabs <text:span text:style-name="T8">sclass="mytabs"</text:span>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<text:span text:style-name="T8">sclass="mytp"</text:span> height="3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5">2.append customized css into mytab.css.dsp in class path/web/</text:p>
      <text:p text:style-name="Code_20_Indent_20_2">.<text:span text:style-name="T8">mytabs</text:span> .tab-3d-first1{</text:p>
      <text:p text:style-name="Code_20_Indent_20_2"><text:tab/>background-image:url(${c:encodeURL('/tabbox/mytab-first1.gif')});</text:p>
      <text:p text:style-name="Code_20_Indent_20_2"><text:tab/>height:6px;</text:p>
      <text:p text:style-name="Code_20_Indent_20_2"><text:tab/>width:2px;</text:p>
      <text:p text:style-name="Code_20_Indent_20_2">}</text:p>
      <text:p text:style-name="Code_20_Indent_20_2">.<text:span text:style-name="T8">mytabs</text:span> .tab-3d-first2{</text:p>
      <text:p text:style-name="Code_20_Indent_20_2"><text:tab/>background-image:url(${c:encodeURL('/tabbox/mytab-first2.gif')});</text:p>
      <text:p text:style-name="Code_20_Indent_20_2"><text:tab/>height:6px;</text:p>
      <text:p text:style-name="Code_20_Indent_20_2"><text:tab/>width:1px;</text:p>
      <text:p text:style-name="Code_20_Indent_20_2">}</text:p>
      <text:p text:style-name="Code_20_Indent_20_2">.<text:span text:style-name="T8">mytabs</text:span> .tab-3d-last1{</text:p>
      <text:p text:style-name="Code_20_Indent_20_2"><text:tab/>background-image:url(${c:encodeURL('/tabbox/mytab-last1.gif')});</text:p>
      <text:p text:style-name="Code_20_Indent_20_2"><text:tab/>height:6px;</text:p>
      <text:p text:style-name="Code_20_Indent_20_2"><text:tab/>width:1px;</text:p>
      <text:p text:style-name="Code_20_Indent_20_2">}<text:tab/></text:p>
      <text:p text:style-name="Code_20_Indent_20_2">.<text:span text:style-name="T8">mytabs</text:span> .tab-3d-last2{</text:p>
      <text:p text:style-name="Code_20_Indent_20_2"><text:tab/>background-image:url(${c:encodeURL('/tabbox/mytab-last2.gif')});</text:p>
      <text:p text:style-name="Code_20_Indent_20_2"><text:tab/>height:6px;</text:p>
      <text:p text:style-name="Code_20_Indent_20_2"><text:tab/>width:2px;</text:p>
      <text:p text:style-name="Code_20_Indent_20_2">}</text:p>
      <text:p text:style-name="P12">3.Design the image files of above style (mytab-first1.gif, mytab-first2.gif, mytab-last1.gif, mytab-last2.gif). And put these files in the application folder(ex, /tabbox. It depends on you design)</text:p>
      <text:p text:style-name="Heading_20_4">Customize the selected tab style</text:p>
      <text:p text:style-name="P13"><draw:frame draw:style-name="fr1" draw:name="graphics8" text:anchor-type="paragraph" svg:width="4.5634in" svg:height="1.1043in" draw:z-index="5"><draw:image xlink:href="../images/tabbox-hor-tab-sel-1.png" xlink:type="simple" xlink:show="embed" xlink:actuate="onLoad"/></draw:frame>The way to customize the selected<text:span text:style-name="T1"> of Tabbox</text:span> is dec<text:span text:style-name="T1">laring</text:span> the style as following.</text:p>
      <text:p text:style-name="P5">1.append customized css into mytab.css.dsp in class path/web/</text:p>
      <text:p text:style-name="Standard"/>
      <text:p text:style-name="Code_20_Indent_20_2"><text:span text:style-name="T8">.mytabs</text:span> .tab-3d-m{</text:p>
      <text:p text:style-name="Code_20_Indent_20_2"><text:tab/>height:22px;</text:p>
      <text:p text:style-name="Code_20_Indent_20_2">} </text:p>
      <text:p text:style-name="Code_20_Indent_20_2"><text:span text:style-name="T8">.mytabs</text:span> .tab-3d-tl-sel{</text:p>
      <text:p text:style-name="Code_20_Indent_20_2"><text:tab/>background-image : url(${c:encodeURL('/tabbox/mytab-tl-sel.gif')});</text:p>
      <text:p text:style-name="Code_20_Indent_20_2"><text:tab/>height:5px;</text:p>
      <text:p text:style-name="Code_20_Indent_20_2"><text:tab/>width:5px;</text:p>
      <text:p text:style-name="Code_20_Indent_20_2">} </text:p>
      <text:p text:style-name="Code_20_Indent_20_2"><text:span text:style-name="T8">.mytabs</text:span> .tab-3d-tm-sel{</text:p>
      <text:p text:style-name="Code_20_Indent_20_2"><text:tab/>background-image : url(${c:encodeURL('/tabbox/mytab-tm-sel.gif')});</text:p>
      <text:p text:style-name="Code_20_Indent_20_2"><text:tab/>height:5px;</text:p>
      <text:p text:style-name="Code_20_Indent_20_2">} </text:p>
      <text:p text:style-name="Code_20_Indent_20_2"><text:span text:style-name="T8">.mytabs</text:span> .tab-3d-tr-sel{</text:p>
      <text:p text:style-name="Code_20_Indent_20_2"><text:tab/>background-image : url(${c:encodeURL('/tabbox/mytab-tr-sel.gif')});</text:p>
      <text:p text:style-name="Code_20_Indent_20_2"><text:tab/>height:5px;</text:p>
      <text:p text:style-name="Code_20_Indent_20_2"><text:tab/>width:5px;</text:p>
      <text:p text:style-name="Code_20_Indent_20_2">} </text:p>
      <text:p text:style-name="Code_20_Indent_20_2"><text:span text:style-name="T8">.mytabs</text:span> .tab-3d-ml-sel{</text:p>
      <text:p text:style-name="Code_20_Indent_20_2"><text:tab/>background-image : url(${c:encodeURL('/tabbox/mytab-ml-sel.gif')});</text:p>
      <text:p text:style-name="Code_20_Indent_20_2"><text:tab/>width:5px;</text:p>
      <text:p text:style-name="Code_20_Indent_20_2">} </text:p>
      <text:p text:style-name="Code_20_Indent_20_2"><text:span text:style-name="T8">.mytabs</text:span> .tab-3d-mm-sel{</text:p>
      <text:p text:style-name="Code_20_Indent_20_2"><text:tab/>background-image : url(${c:encodeURL('/tabbox/mytab-mm-sel.gif')});</text:p>
      <text:p text:style-name="Code_20_Indent_20_2">} </text:p>
      <text:p text:style-name="Code_20_Indent_20_2"><text:span text:style-name="T8">.mytabs</text:span> .tab-3d-mr-sel{</text:p>
      <text:p text:style-name="Code_20_Indent_20_2"><text:tab/>background-image : url(${c:encodeURL('/tabbox/mytab-mr-sel.gif')});</text:p>
      <text:p text:style-name="Code_20_Indent_20_2"><text:tab/>width:5px;</text:p>
      <text:p text:style-name="Code_20_Indent_20_2">} <text:tab/></text:p>
      <text:p text:style-name="Code_20_Indent_20_2"><text:span text:style-name="T8">.mytabs</text:span> .tab-3d-bl-sel{</text:p>
      <text:p text:style-name="Code_20_Indent_20_2"><text:tab/>background-image : url(${c:encodeURL('/tabbox/mytab-bl-sel.gif')});</text:p>
      <text:p text:style-name="Code_20_Indent_20_2"><text:tab/>height:6px;</text:p>
      <text:p text:style-name="Code_20_Indent_20_2"><text:tab/>width:5px;</text:p>
      <text:p text:style-name="Code_20_Indent_20_2">} </text:p>
      <text:p text:style-name="Code_20_Indent_20_2"><text:span text:style-name="T8">.mytabs</text:span> .tab-3d-bm-sel{</text:p>
      <text:p text:style-name="Code_20_Indent_20_2"><text:tab/>background-image : url(${c:encodeURL('/tabbox/mytab-bm-sel.gif')});</text:p>
      <text:p text:style-name="Code_20_Indent_20_2"><text:tab/>height:6px;</text:p>
      <text:p text:style-name="Code_20_Indent_20_2">} </text:p>
      <text:p text:style-name="Code_20_Indent_20_2"><text:span text:style-name="T8">.mytabs</text:span> .tab-3d-br-sel{</text:p>
      <text:p text:style-name="Code_20_Indent_20_2"><text:tab/>background-image : url(${c:encodeURL('/tabbox/mytab-br-sel.gif')});</text:p>
      <text:p text:style-name="Code_20_Indent_20_2"><text:tab/>height:6px;</text:p>
      <text:p text:style-name="Code_20_Indent_20_2"><text:tab/>width:5px;</text:p>
      <text:p text:style-name="P17">} </text:p>
      <text:p text:style-name="P12">2.Design the image files of above style. And put these files in the application folder(ex, /tabbox. It depends on you design)</text:p>
      <text:p text:style-name="Heading_20_4">Customize the non-selected tab style</text:p>
      <text:p text:style-name="P13"><draw:frame draw:style-name="fr1" draw:name="graphics9" text:anchor-type="paragraph" svg:width="4.4583in" svg:height="1.1457in" draw:z-index="6"><draw:image xlink:href="../images/tabbox-hor-tab-dissel-1.png" xlink:type="simple" xlink:show="embed" xlink:actuate="onLoad"/></draw:frame>The way to customize the non-selected<text:span text:style-name="T1"> of Tabbox</text:span> is dec<text:span text:style-name="T1">laring</text:span> the style as following.</text:p>
      <text:p text:style-name="P5">1.append customized css into mytab.css.dsp in class path/web/</text:p>
      <text:p text:style-name="Standard"/>
      <text:p text:style-name="P15"/>
      <text:p text:style-name="Code_20_Indent_20_2"><text:span text:style-name="T8">.mytabs</text:span> .tab-3d-tl-uns{</text:p>
      <text:p text:style-name="Code_20_Indent_20_2"><text:tab/>background-image : url(${c:encodeURL('/tabbox/mytab-tl-uns.gif')});</text:p>
      <text:p text:style-name="Code_20_Indent_20_2"><text:tab/>height:5px;</text:p>
      <text:p text:style-name="Code_20_Indent_20_2"><text:tab/>width:5px;</text:p>
      <text:p text:style-name="Code_20_Indent_20_2">} </text:p>
      <text:p text:style-name="Code_20_Indent_20_2"><text:span text:style-name="T8">.mytabs</text:span> .tab-3d-tm-uns{</text:p>
      <text:p text:style-name="Code_20_Indent_20_2"><text:tab/>background-image : url(${c:encodeURL('/tabbox/mytab-tm-uns.gif')});</text:p>
      <text:p text:style-name="Code_20_Indent_20_2"><text:tab/>width:5px;</text:p>
      <text:p text:style-name="Code_20_Indent_20_2">} </text:p>
      <text:p text:style-name="Code_20_Indent_20_2"><text:span text:style-name="T8">.mytabs</text:span> .tab-3d-tr-uns{</text:p>
      <text:p text:style-name="Code_20_Indent_20_2"><text:tab/>background-image : url(${c:encodeURL('/tabbox/mytab-tr-uns.gif')});</text:p>
      <text:p text:style-name="Code_20_Indent_20_2"><text:tab/>height:5px;</text:p>
      <text:p text:style-name="Code_20_Indent_20_2"><text:tab/>width:5px;<text:tab/></text:p>
      <text:p text:style-name="Code_20_Indent_20_2">} </text:p>
      <text:p text:style-name="Code_20_Indent_20_2"><text:span text:style-name="T8">.mytabs</text:span> .tab-3d-ml-uns{</text:p>
      <text:p text:style-name="Code_20_Indent_20_2"><text:tab/>background-image : url(${c:encodeURL('/tabbox/mytab-ml-uns.gif')});</text:p>
      <text:p text:style-name="Code_20_Indent_20_2"><text:tab/>width:5px;</text:p>
      <text:p text:style-name="Code_20_Indent_20_2">} </text:p>
      <text:p text:style-name="Code_20_Indent_20_2"><text:span text:style-name="T8">.mytabs</text:span> .tab-3d-mm-uns{</text:p>
      <text:p text:style-name="Code_20_Indent_20_2"><text:tab/>background-image : url(${c:encodeURL('/tabbox/mytab-mm-uns.gif')});</text:p>
      <text:p text:style-name="Code_20_Indent_20_2">} </text:p>
      <text:p text:style-name="Code_20_Indent_20_2"><text:span text:style-name="T8">.mytabs</text:span> .tab-3d-mr-uns{</text:p>
      <text:p text:style-name="Code_20_Indent_20_2"><text:tab/>background-image : url(${c:encodeURL('/tabbox/mytab-mr-uns.gif')});</text:p>
      <text:p text:style-name="Code_20_Indent_20_2"><text:tab/>width:5px;</text:p>
      <text:p text:style-name="Code_20_Indent_20_2">} <text:tab/></text:p>
      <text:p text:style-name="Code_20_Indent_20_2"><text:span text:style-name="T8">.mytabs</text:span> .tab-3d-bl-uns{</text:p>
      <text:p text:style-name="Code_20_Indent_20_2"><text:tab/>background-image : url(${c:encodeURL('/tabbox/mytab-bl-uns.gif')});</text:p>
      <text:p text:style-name="Code_20_Indent_20_2"><text:tab/>height:6px;</text:p>
      <text:p text:style-name="Code_20_Indent_20_2"><text:tab/>width:5px;</text:p>
      <text:p text:style-name="Code_20_Indent_20_2">} </text:p>
      <text:p text:style-name="Code_20_Indent_20_2"><text:span text:style-name="T8">.mytabs</text:span> .tab-3d-bm-uns{</text:p>
      <text:p text:style-name="Code_20_Indent_20_2"><text:tab/>background-image : url(${c:encodeURL('/tabbox/mytab-bm-uns.gif')});</text:p>
      <text:p text:style-name="Code_20_Indent_20_2"><text:tab/>height:6px;</text:p>
      <text:p text:style-name="Code_20_Indent_20_2">} </text:p>
      <text:p text:style-name="Code_20_Indent_20_2"><text:span text:style-name="T8">.mytabs</text:span> .tab-3d-br-uns{</text:p>
      <text:p text:style-name="Code_20_Indent_20_2"><text:tab/>background-image : url(${c:encodeURL('/tabbox/mytab-br-uns.gif')});</text:p>
      <text:p text:style-name="Code_20_Indent_20_2"><text:tab/>height:6px;</text:p>
      <text:p text:style-name="Code_20_Indent_20_2"><text:tab/>width:5px;</text:p>
      <text:p text:style-name="P17">}</text:p>
      <text:p text:style-name="P12">3.Design the image files of above style. And put these files in the application folder(ex, /tabbox. It depends on you design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21T18:37:55</dc:date>
    <dc:language>en-US</dc:language>
    <meta:editing-cycles>35</meta:editing-cycles>
    <meta:editing-duration>PT10H32M39S</meta:editing-duration>
    <meta:user-defined meta:name="Info 1"/>
    <meta:user-defined meta:name="Info 2"/>
    <meta:user-defined meta:name="Info 3"/>
    <meta:user-defined meta:name="Info 4"/>
    <meta:document-statistic meta:table-count="4" meta:image-count="9" meta:object-count="0" meta:page-count="8" meta:paragraph-count="276" meta:word-count="1344" meta:character-count="7812"/>
  </office:meta>
</office:document-meta>
</file>